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Times, serif"/>
    <style:font-face style:name="Lohit Devanagari1" svg:font-family="'Lohit Devanagari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Manjari Regular" svg:font-family="'Manjari Regular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97f42"/>
    </style:style>
    <style:style style:name="P2" style:family="paragraph" style:parent-style-name="Standard">
      <style:text-properties fo:color="#000099" officeooo:rsid="001c59e9" officeooo:paragraph-rsid="001c59e9"/>
    </style:style>
    <style:style style:name="P3" style:family="paragraph" style:parent-style-name="Standard">
      <style:text-properties fo:color="#000099" officeooo:rsid="0024f41e" officeooo:paragraph-rsid="0024f41e"/>
    </style:style>
    <style:style style:name="P4" style:family="paragraph" style:parent-style-name="Standard">
      <style:text-properties fo:color="#000099" officeooo:rsid="0020d7da" officeooo:paragraph-rsid="002b0523"/>
    </style:style>
    <style:style style:name="P5" style:family="paragraph" style:parent-style-name="Standard">
      <style:text-properties fo:color="#000099" officeooo:rsid="0028abf4" officeooo:paragraph-rsid="0025c8bb"/>
    </style:style>
    <style:style style:name="P6" style:family="paragraph" style:parent-style-name="Standard">
      <style:text-properties fo:color="#000099" officeooo:rsid="0027c890" officeooo:paragraph-rsid="0027c890"/>
    </style:style>
    <style:style style:name="P7" style:family="paragraph" style:parent-style-name="Standard">
      <style:text-properties officeooo:paragraph-rsid="001a57e3"/>
    </style:style>
    <style:style style:name="P8" style:family="paragraph" style:parent-style-name="Standard">
      <style:text-properties fo:color="#000000" style:font-name="Manjari Bold" officeooo:rsid="0024f41e" officeooo:paragraph-rsid="0024f41e"/>
    </style:style>
    <style:style style:name="P9" style:family="paragraph" style:parent-style-name="Standard">
      <style:text-properties fo:color="#000000" style:font-name="Manjari Bold" officeooo:rsid="0027c890" officeooo:paragraph-rsid="0027c890"/>
    </style:style>
    <style:style style:name="P10" style:family="paragraph" style:parent-style-name="Standard">
      <style:text-properties fo:color="#000000" style:font-name="Manjari Bold" officeooo:rsid="0028abf4" officeooo:paragraph-rsid="0028abf4"/>
    </style:style>
    <style:style style:name="P11" style:family="paragraph" style:parent-style-name="Standard">
      <style:text-properties style:font-name="Manjari Bold" officeooo:paragraph-rsid="00197f42"/>
    </style:style>
    <style:style style:name="P12" style:family="paragraph" style:parent-style-name="Standard">
      <style:text-properties style:font-name="Manjari Bold" officeooo:rsid="001c59e9" officeooo:paragraph-rsid="001c59e9"/>
    </style:style>
    <style:style style:name="P13" style:family="paragraph" style:parent-style-name="Standard">
      <style:text-properties style:font-name="Manjari Bold" officeooo:rsid="001b9575" officeooo:paragraph-rsid="002b0523"/>
    </style:style>
    <style:style style:name="P14" style:family="paragraph" style:parent-style-name="Standard">
      <style:text-properties fo:color="#00381f" style:font-name="Manjari Thin" officeooo:rsid="001d3060" officeooo:paragraph-rsid="002d5d7c"/>
    </style:style>
    <style:style style:name="P15" style:family="paragraph" style:parent-style-name="Standard">
      <style:text-properties fo:color="#00381f" style:font-name="Manjari Thin" officeooo:rsid="001d3060" officeooo:paragraph-rsid="002b0523"/>
    </style:style>
    <style:style style:name="P16" style:family="paragraph" style:parent-style-name="Standard">
      <style:text-properties fo:color="#00381f" style:font-name="Manjari Thin" officeooo:rsid="001c59e9" officeooo:paragraph-rsid="002d5d7c"/>
    </style:style>
    <style:style style:name="P17" style:family="paragraph" style:parent-style-name="Standard">
      <style:text-properties fo:color="#00381f" style:font-name="Manjari Thin" officeooo:paragraph-rsid="002d5d7c"/>
    </style:style>
    <style:style style:name="P18" style:family="paragraph" style:parent-style-name="Standard">
      <style:text-properties fo:color="#00381f" style:font-name="Manjari Thin" officeooo:rsid="002b89b7" officeooo:paragraph-rsid="002b89b7"/>
    </style:style>
    <style:style style:name="P19" style:family="paragraph" style:parent-style-name="Standard">
      <style:text-properties fo:color="#00381f" style:font-name="Manjari Thin" officeooo:rsid="002b5d4d" officeooo:paragraph-rsid="002b5d4d"/>
    </style:style>
    <style:style style:name="P20" style:family="paragraph" style:parent-style-name="Standard">
      <style:text-properties fo:color="#00381f" style:font-name="Manjari Thin" officeooo:rsid="0025c8bb" officeooo:paragraph-rsid="0025c8bb"/>
    </style:style>
    <style:style style:name="P21" style:family="paragraph" style:parent-style-name="Standard">
      <style:text-properties fo:color="#00381f" style:font-name="Manjari Thin" officeooo:rsid="0027c890" officeooo:paragraph-rsid="0027c890"/>
    </style:style>
    <style:style style:name="P22" style:family="paragraph" style:parent-style-name="Standard">
      <style:text-properties fo:color="#00381f" style:font-name="Manjari Thin" officeooo:rsid="0024f41e" officeooo:paragraph-rsid="002b0523"/>
    </style:style>
    <style:style style:name="P23" style:family="paragraph" style:parent-style-name="Standard">
      <style:text-properties fo:color="#00381f" style:font-name="Manjari Thin" officeooo:rsid="0024f41e" officeooo:paragraph-rsid="0024f41e"/>
    </style:style>
    <style:style style:name="P24" style:family="paragraph" style:parent-style-name="Standard">
      <style:text-properties fo:color="#00381f" style:font-name="Manjari Thin" officeooo:rsid="00197f42" officeooo:paragraph-rsid="002b0523"/>
    </style:style>
    <style:style style:name="P25" style:family="paragraph" style:parent-style-name="Standard">
      <style:paragraph-properties fo:text-align="center" style:justify-single-word="false"/>
      <style:text-properties style:font-name="Manjari Bold1" fo:font-size="16pt" officeooo:rsid="00290b84" officeooo:paragraph-rsid="00290b84" style:font-size-asian="16pt" style:font-size-complex="16pt"/>
    </style:style>
    <style:style style:name="P26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paragraph-rsid="002b0523"/>
    </style:style>
    <style:style style:name="P27" style:family="paragraph" style:parent-style-name="Text_20_body">
      <style:text-properties fo:font-variant="normal" fo:text-transform="none" fo:color="#00a65d" style:font-name="Calibri" fo:font-size="12pt" fo:letter-spacing="normal" fo:font-style="normal" fo:font-weight="normal" officeooo:paragraph-rsid="002b0523"/>
    </style:style>
    <style:style style:name="P28" style:family="paragraph" style:parent-style-name="Text_20_body">
      <style:text-properties fo:font-variant="normal" fo:text-transform="none" fo:color="#00a65d" style:font-name="Calibri" fo:font-size="12pt" fo:letter-spacing="normal" fo:font-style="normal" fo:font-weight="bold" officeooo:paragraph-rsid="002b0523"/>
    </style:style>
    <style:style style:name="T1" style:family="text">
      <style:text-properties officeooo:rsid="001d8856"/>
    </style:style>
    <style:style style:name="T2" style:family="text">
      <style:text-properties officeooo:rsid="0024f41e"/>
    </style:style>
    <style:style style:name="T3" style:family="text">
      <style:text-properties officeooo:rsid="0027c890"/>
    </style:style>
    <style:style style:name="T4" style:family="text">
      <style:text-properties style:text-underline-style="none" officeooo:rsid="000ce6c2"/>
    </style:style>
    <style:style style:name="T5" style:family="text">
      <style:text-properties officeooo:rsid="002b0523"/>
    </style:style>
    <style:style style:name="T6" style:family="text">
      <style:text-properties style:font-name="Manjari Regular" officeooo:rsid="0000ea68"/>
    </style:style>
    <style:style style:name="T7" style:family="text">
      <style:text-properties style:font-name="Manjari Regular" style:text-underline-style="none" officeooo:rsid="000ce6c2"/>
    </style:style>
    <style:style style:name="T8" style:family="text">
      <style:text-properties fo:font-weight="bold"/>
    </style:style>
    <style:style style:name="T9" style:family="text">
      <style:text-properties officeooo:rsid="002b5d4d"/>
    </style:style>
    <style:style style:name="T10" style:family="text">
      <style:text-properties officeooo:rsid="002b89b7"/>
    </style:style>
    <style:style style:name="T11" style:family="text">
      <style:text-properties officeooo:rsid="002d5d7c"/>
    </style:style>
    <style:style style:name="T12" style:family="text">
      <style:text-properties officeooo:rsid="002db706"/>
    </style:style>
    <style:style style:name="T13" style:family="text">
      <style:text-properties officeooo:rsid="0000ea68"/>
    </style:style>
    <text:list-style style:name="L1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elation Algebra HW0<text:span text:style-name="T12">5</text:span></text:p>
      <text:p text:style-name="P1"/>
      <text:p text:style-name="P11">-- <text:span text:style-name="T1">Vybere všechny knihy psané v novém miléniu. Vybere pouze titul knihy.</text:span></text:p>
      <text:p text:style-name="P24"><text:span text:style-name="T13">Book</text:span>(<text:span text:style-name="T5">year</text:span>&gt;2000)[title]</text:p>
      <text:p text:style-name="P2"/>
      <text:p text:style-name="P12">-- <text:span text:style-name="T2">Zjistíme, zda-li se nejmenuje některá knihovna po na šem zaměstnanci a následně zkontrolujeme jestli se po něm také nejmenuje kniha</text:span></text:p>
      <text:p text:style-name="P22">((Worker&lt; <text:span text:style-name="T4">lastName</text:span> → workerName&gt;[workerName = name]<text:span text:style-name="T13">Library</text:span>)</text:p>
      <text:p text:style-name="P23">INTERSECTION</text:p>
      <text:p text:style-name="P23">(<text:span text:style-name="T5">Book</text:span>[title]))[title]</text:p>
      <text:p text:style-name="P3"/>
      <text:p text:style-name="P8">-- <text:span text:style-name="T3">Vrátí všechny uživatelská jména knihovníků, kteří nepracují v pondělí</text:span></text:p>
      <text:p text:style-name="P20"><text:span text:style-name="T3">(</text:span>Works</text:p>
      <text:p text:style-name="P20">%(division)</text:p>
      <text:p text:style-name="P21"><text:span text:style-name="T5">Day</text:span>(<text:span text:style-name="T5">name</text:span> = ‘<text:span text:style-name="T5">Monday</text:span>’))[username]</text:p>
      <text:p text:style-name="P6"/>
      <text:p text:style-name="P9">-- <text:span text:style-name="T9">Vrátí všechny možné kombinace knihoven v Praze a pracovníků v Praze</text:span></text:p>
      <text:p text:style-name="P19">(Library(city = ‘Praha’)</text:p>
      <text:p text:style-name="P19">X</text:p>
      <text:p text:style-name="P19">Librarian(seat=’Praha’))[name, username]</text:p>
      <text:p text:style-name="P5"/>
      <text:p text:style-name="P10">-- <text:span text:style-name="T10">Ziskame kdy a v ktere knihovne pracuje knihovnik – I když nikdy nepracuje</text:span></text:p>
      <text:p text:style-name="P18">(Librarian</text:p>
      <text:p text:style-name="P18">*L</text:p>
      <text:p text:style-name="P18">(Works</text:p>
      <text:p text:style-name="P18">*</text:p>
      <text:p text:style-name="P18">Library))[username, name, date]</text:p>
      <text:p text:style-name="P4"/>
      <text:p text:style-name="P13">--<text:span text:style-name="T11">Získáme informace o knihách napsaných Stanislavem Zeleninou, jejichž rok vydání přesahuje jejich cenu</text:span></text:p>
      <text:p text:style-name="P14"><text:span text:style-name="T11">((</text:span>(<text:span text:style-name="T4">Item</text:span></text:p>
      <text:p text:style-name="P15">*</text:p>
      <text:p text:style-name="P16"><text:span text:style-name="T11">Book)(author = ‘Stanislav Zelenina’))</text:span></text:p>
      <text:p text:style-name="P16"><text:span text:style-name="T11">[year &gt; price]</text:span></text:p>
      <text:p text:style-name="P16"><text:span text:style-name="T11">((Piece</text:span></text:p>
      <text:p text:style-name="P16">*</text:p>
      <text:p text:style-name="P17"><text:span text:style-name="T11">Item)(author = ‘Stanislav Zelenina’)))[serialNumber, pieceNumber, year, price, library]</text:span></text:p>
      <text:p text:style-name="P26"><text:span text:style-name="T8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Times, serif"/>
    <style:font-face style:name="Lohit Devanagari1" svg:font-family="'Lohit Devanagari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Manjari Regular" svg:font-family="'Manjari Regular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9:47:33.591352060</meta:creation-date>
    <dc:date>2019-04-11T14:02:32.661185278</dc:date>
    <meta:editing-duration>PT17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31" meta:character-count="979" meta:non-whitespace-character-count="877"/>
  </office:meta>
</office:document-meta>
</file>